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fa740" officeooo:paragraph-rsid="000fa74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a740" officeooo:paragraph-rsid="000fa74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a740" officeooo:paragraph-rsid="0010e72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e72b" officeooo:paragraph-rsid="0010e72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2a9cb" officeooo:paragraph-rsid="0012a9c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fa740" officeooo:paragraph-rsid="000fa74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fa740" officeooo:paragraph-rsid="0010e72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0e72b" officeooo:paragraph-rsid="0012a9c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2a9cb" officeooo:paragraph-rsid="001393d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2a9cb" officeooo:paragraph-rsid="001520f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520fb" officeooo:paragraph-rsid="001520f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2a9cb" officeooo:paragraph-rsid="001393d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12a9cb" officeooo:paragraph-rsid="001393d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officeooo:rsid="0010e72b" officeooo:paragraph-rsid="0012a9cb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0e72b" officeooo:paragraph-rsid="0012a9cb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520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1. Networking básico</text:p>
      <text:p text:style-name="P1"/>
      <text:p text:style-name="P1"/>
      <text:p text:style-name="P1"/>
      <text:p text:style-name="P6">1.1. Comando de ayuda para configurar el fichero interfaces</text:p>
      <text:p text:style-name="P2"><text:tab/>man interfaces</text:p>
      <text:p text:style-name="P2"/>
      <text:p text:style-name="P6">1.2. Configuración de un cliente dhcp, estática y manual (IP, Máscara, Gateway, DNS 1º y2º)</text:p>
      <text:p text:style-name="P2"><text:tab/>DHCP:<text:tab/><text:tab/>iface eth0 inet dhcp</text:p>
      <text:p text:style-name="P2"><text:tab/></text:p>
      <text:p text:style-name="P2"><text:tab/>Static:<text:tab/><text:tab/>iface eth0-home inet static </text:p>
      <text:p text:style-name="P2"><text:tab/><text:tab/><text:tab/>address 192.168.1.1 </text:p>
      <text:p text:style-name="P2"><text:tab/><text:tab/><text:tab/>netmask 255.255.255.0</text:p>
      <text:p text:style-name="P2"><text:tab/><text:tab/><text:tab/>gateway 192.168.1.254</text:p>
      <text:p text:style-name="P2"><text:tab/><text:tab/><text:tab/>dns 192.168.1.254</text:p>
      <text:p text:style-name="P2"/>
      <text:p text:style-name="P2"><text:tab/>Manual:<text:tab/>iface eth0 inet manual</text:p>
      <text:p text:style-name="P2"/>
      <text:p text:style-name="P2"/>
      <text:p text:style-name="P6">1.3. Comandos y paquetes que los instalan</text:p>
      <text:p text:style-name="P6">a) Comandos</text:p>
      <text:p text:style-name="P3">$ifconfig </text:p>
      <text:p text:style-name="P3">$ifconfig -a </text:p>
      <text:p text:style-name="P3">$ifconfig interfaz up/down </text:p>
      <text:p text:style-name="P3">$ethtools interfaz </text:p>
      <text:p text:style-name="P3">$sudo /etc/init.d/networking start/stop/restart </text:p>
      <text:p text:style-name="P3">$sudo start networking || $sudo service networking </text:p>
      <text:p text:style-name="P7"><text:span text:style-name="T1">$sudo ifup/ifdown interfaz</text:span> </text:p>
      <text:p text:style-name="P7">b) Paquetes que los instalan</text:p>
      <text:p text:style-name="P4">- ifconfig: </text:p>
      <text:p text:style-name="P4">-ifup/down: </text:p>
      <text:p text:style-name="P4">- ethtools:</text:p>
      <text:p text:style-name="P4"/>
      <text:p text:style-name="P4"/>
      <text:p text:style-name="P4"/>
      <text:p text:style-name="P4"/>
      <text:p text:style-name="P14">Interfaces gestionadas por el NetworkManager </text:p>
      <text:p text:style-name="P8"/>
      <text:p text:style-name="P8">1.1. Levantar el servicio</text:p>
      <text:p text:style-name="P11">sudo service networking</text:p>
      <text:p text:style-name="P8">1.2. Administrar una interfaz de red</text:p>
      <text:p text:style-name="P8"/>
      <text:p text:style-name="P8"/>
      <text:p text:style-name="P8"/>
      <text:p text:style-name="P14">¿Qué es un alias de una interfaz de red? </text:p>
      <text:p text:style-name="P11">Forma de permitir que un adaptador trabaje en varias subredes</text:p>
      <text:p text:style-name="P8"/>
      <text:p text:style-name="P8">1.3. Ficheros de ayuda</text:p>
      <text:p text:style-name="P5">man ifconfig</text:p>
      <text:p text:style-name="P5">luego buscamos alias con /alias</text:p>
      <text:p text:style-name="P5"/>
      <text:p text:style-name="P5"><text:soft-page-break/></text:p>
      <text:p text:style-name="P5"/>
      <text:p text:style-name="P12">1.4. Algunos comandos y paquetes que los instalan</text:p>
      <text:p text:style-name="P12"/>
      <text:p text:style-name="P10">$ifconfig interfaz netmask mask</text:p>
      <text:p text:style-name="P10">$ifconfig eth0:99 </text:p>
      <text:p text:style-name="P10"><text:span text:style-name="T2">A</text:span>lias estático (/etc/network/interfaces)</text:p>
      <text:p text:style-name="P12"/>
      <text:p text:style-name="P12"/>
      <text:p text:style-name="P12"/>
      <text:p text:style-name="P12"/>
      <text:p text:style-name="P12"/>
      <text:p text:style-name="P12"/>
      <text:p text:style-name="P13">¿Para qué sirve tener una interfaz bridgeada?</text:p>
      <text:p text:style-name="P11">Para interconectar dos redes dferentes a partir de un solo adaptador</text:p>
      <text:p text:style-name="P11"/>
      <text:p text:style-name="P12"><text:s/>Paquetes que los instalan y ficheros de ayuda </text:p>
      <text:p text:style-name="P11">bridge-utils</text:p>
      <text:p text:style-name="P11">man bridge-utils-interfaces</text:p>
      <text:p text:style-name="P11"/>
      <text:p text:style-name="P12">1.1. Creación de un bridge</text:p>
      <text:p text:style-name="P9"><text:s/>Configuración estática</text:p>
      <text:p text:style-name="P9"/>
      <text:p text:style-name="P9"><text:s/>auto lo </text:p>
      <text:p text:style-name="P9">iface lo inet loopback</text:p>
      <text:p text:style-name="P9"/>
      <text:p text:style-name="P9">auto eth0 </text:p>
      <text:p text:style-name="P9">iface eth0 inet manual </text:p>
      <text:p text:style-name="P9"/>
      <text:p text:style-name="P9">auto eth1 </text:p>
      <text:p text:style-name="P9">iface eth1 inet manual</text:p>
      <text:p text:style-name="P9"/>
      <text:p text:style-name="P9">auto br0 </text:p>
      <text:p text:style-name="P9">iface br0 inet static</text:p>
      <text:p text:style-name="P9">address 192.168.0.10 </text:p>
      <text:p text:style-name="P9">network 192.168.0.0 </text:p>
      <text:p text:style-name="P9">netmask 255.255.255.0 </text:p>
      <text:p text:style-name="P9">broadcast 192.168.0.255 </text:p>
      <text:p text:style-name="P9">gateway 192.168.0.1 </text:p>
      <text:p text:style-name="P9">bridge_ports eth0 </text:p>
      <text:p text:style-name="P9">bridge_fd 9 </text:p>
      <text:p text:style-name="P9">bridge_hello 2 </text:p>
      <text:p text:style-name="P9">bridge_maxage 12 </text:p>
      <text:p text:style-name="P9">bridge_stp o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ON SERGIO</meta:initial-creator>
    <meta:creation-date>2015-09-22T15:07:43.312083663</meta:creation-date>
    <dc:date>2015-09-23T19:44:45.376955887</dc:date>
    <dc:creator>RAMON SERGIO</dc:creator>
    <meta:editing-duration>PT2H45M4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63" meta:word-count="238" meta:character-count="1680" meta:non-whitespace-character-count="1453"/>
  </office:meta>
</office:document-meta>
</file>